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5.3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line-height="100%" style:punctuation-wrap="hanging" style:line-break="strict"/>
      <style:text-properties fo:font-size="36pt" style:font-size-asian="36pt" style:font-size-complex="36p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0pt"/>
    </style:style>
    <style:style style:name="P4" style:family="paragraph">
      <style:paragraph-properties fo:line-height="100%" style:punctuation-wrap="hanging" style:line-break="strict"/>
    </style:style>
    <style:style style:name="T1" style:family="text">
      <style:text-properties fo:color="#ffffff" style:font-name="Verdana1" fo:font-size="36pt" fo:language="en" fo:country="AU" style:font-name-asian="DejaVu Sans1" style:font-size-asian="36pt" style:font-name-complex="DejaVu Sans1" style:font-size-complex="36pt"/>
    </style:style>
    <style:style style:name="T2" style:family="text">
      <style:text-properties fo:color="#ffffff" style:font-name="Verdana1" fo:font-size="32pt" fo:language="en" fo:country="AU" style:font-name-asian="DejaVu Sans1" style:font-size-asian="32pt" style:font-name-complex="DejaVu Sans1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The Lord is my shepherd</text:p>
          </draw:text-box>
        </draw:frame>
        <draw:frame presentation:style-name="pr2" draw:text-style-name="P2" draw:layer="layout" svg:width="28cm" svg:height="15.6cm" svg:x="0cm" svg:y="5.2cm" presentation:class="outline" presentation:user-transformed="true">
          <draw:text-box>
            <text:p text:style-name="P1"><text:span text:style-name="T1">The Lord is my Shepherd, </text:span></text:p>
            <text:p text:style-name="P1"><text:span text:style-name="T1">and I want to follow, </text:span></text:p>
            <text:p text:style-name="P1"><text:span text:style-name="T1">wherever he leads me, </text:span></text:p>
            <text:p text:style-name="P1"><text:span text:style-name="T1">wherever he goe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2.179cm" svg:x="0cm" svg:y="5.2cm" presentation:class="outline">
          <draw:text-box>
            <text:p text:style-name="P4"><text:span text:style-name="T1">Over the mountains,</text:span></text:p>
            <text:p text:style-name="P4"><text:span text:style-name="T1">the waters and by-ways,</text:span></text:p>
            <text:p text:style-name="P4"><text:span text:style-name="T1"><text:s/></text:span><text:span text:style-name="T1">valleys and highways</text:span></text:p>
            <text:p text:style-name="P4"><text:span text:style-name="T1">he’s waiting for me. </text:span><text:span text:style-name="T2"><text:line-break/></text:span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2.179cm" svg:x="0cm" svg:y="5.2cm" presentation:class="outline">
          <draw:text-box>
            <text:p text:style-name="P4"><text:span text:style-name="T1">I want to go to meet him there, </text:span></text:p>
            <text:p text:style-name="P4"><text:span text:style-name="T1">to lay myself down in his love.</text:span><text:span text:style-name="T2">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5" draw:text-style-name="P2" draw:layer="layout" svg:width="28cm" svg:height="12.179cm" svg:x="0cm" svg:y="5.2cm" presentation:class="outline">
          <draw:text-box>
            <text:p text:style-name="P1"><text:span text:style-name="T1">The Lord is my shepherd,</text:span></text:p>
            <text:p text:style-name="P1"><text:span text:style-name="T1">and I want to follow,</text:span></text:p>
            <text:p text:style-name="P1"><text:span text:style-name="T1">wherever he leads me,</text:span></text:p>
            <text:p text:style-name="P1"><text:span text:style-name="T1">wherever he goe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2.179cm" svg:x="0cm" svg:y="5.2cm" presentation:class="outline">
          <draw:text-box>
            <text:p text:style-name="P4"><text:span text:style-name="T1">And while on the journey </text:span></text:p>
            <text:p text:style-name="P4"><text:span text:style-name="T1">to where we are going, </text:span></text:p>
            <text:p text:style-name="P4"><text:span text:style-name="T1">he promised to be there</text:span></text:p>
            <text:p text:style-name="P4"><text:span text:style-name="T1">to help us along.</text:span><text:span text:style-name="T2">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5" draw:text-style-name="P2" draw:layer="layout" svg:width="28cm" svg:height="12.179cm" svg:x="0cm" svg:y="5.2cm" presentation:class="outline">
          <draw:text-box>
            <text:p text:style-name="P1"><text:span text:style-name="T1">And over the mountains</text:span></text:p>
            <text:p text:style-name="P1"><text:span text:style-name="T1">we’ll walk on together, </text:span></text:p>
            <text:p text:style-name="P1"><text:span text:style-name="T1">to know all the wonders</text:span></text:p>
            <text:p text:style-name="P1"><text:span text:style-name="T1">he’s given to m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2.179cm" svg:x="0cm" svg:y="5.2cm" presentation:class="outline">
          <draw:text-box>
            <text:p text:style-name="P4"><text:span text:style-name="T1">I want to go to meet him there, </text:span></text:p>
            <text:p text:style-name="P4"><text:span text:style-name="T1">to lay myself down in his love.</text:span><text:span text:style-name="T2">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5" draw:text-style-name="P2" draw:layer="layout" svg:width="28cm" svg:height="12.179cm" svg:x="0cm" svg:y="5.2cm" presentation:class="outline">
          <draw:text-box>
            <text:p text:style-name="P1"><text:span text:style-name="T1">The Lord is my shepherd,</text:span></text:p>
            <text:p text:style-name="P1"><text:span text:style-name="T1">and I want to follow,</text:span></text:p>
            <text:p text:style-name="P1"><text:span text:style-name="T1">wherever he leads me,</text:span></text:p>
            <text:p text:style-name="P1"><text:span text:style-name="T1">wherever he goe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8cm" fo:text-align="center" fo:text-indent="0cm"/>
      <style:text-properties fo:color="#ffffff" style:text-outline="false" style:text-line-through-styl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center" fo:text-indent="0cm"/>
      <style:text-properties fo:color="#ffffff" style:text-outline="false" style:text-line-through-styl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3.507cm" svg:x="0cm" svg:y="0.836cm" presentation:class="title" presentation:placeholder="true">
        <draw:text-box/>
      </draw:frame>
      <draw:frame presentation:style-name="Mpr1" draw:layer="backgroundobjects" svg:width="28cm" svg:height="15.6cm" svg:x="0cm" svg:y="5.2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draw:frame presentation:style-name="ChoirMass-title" draw:layer="backgroundobjects" svg:width="28cm" svg:height="3.506cm" svg:x="0cm" svg:y="0.837cm" presentation:class="title" presentation:placeholder="true">
        <draw:text-box/>
      </draw:frame>
      <draw:frame presentation:style-name="Mpr4" draw:layer="backgroundobjects" svg:width="28cm" svg:height="15.8cm" svg:x="0cm" svg:y="5.2cm" presentation:class="outline">
        <draw:text-box>
          <text:p>Click to edit the outline text format</text:p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4-02-01T09:05:23.741988234</dc:date>
    <dc:creator>irvy </dc:creator>
    <meta:editing-duration>PT1H49M33S</meta:editing-duration>
    <meta:editing-cycles>23</meta:editing-cycles>
    <meta:generator>LibreOffice/4.1.3.2$Linux_x86 LibreOffice_project/410m0$Build-2</meta:generator>
    <meta:document-statistic meta:object-count="58"/>
  </office:meta>
</office:document-meta>
</file>